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bc0b" officeooo:paragraph-rsid="000bbc0b"/>
    </style:style>
    <style:style style:name="P2" style:family="paragraph" style:parent-style-name="Heading_20_3">
      <style:text-properties officeooo:rsid="0012b456" officeooo:paragraph-rsid="0012b456"/>
    </style:style>
    <style:style style:name="P3" style:family="paragraph" style:parent-style-name="Heading_20_3">
      <style:text-properties officeooo:rsid="000faedc" officeooo:paragraph-rsid="000faedc"/>
    </style:style>
    <style:style style:name="P4" style:family="paragraph" style:parent-style-name="Standard">
      <style:text-properties officeooo:rsid="000bbc0b" officeooo:paragraph-rsid="000bbc0b"/>
    </style:style>
    <style:style style:name="P5" style:family="paragraph" style:parent-style-name="Standard">
      <style:text-properties officeooo:rsid="000df8f9" officeooo:paragraph-rsid="000df8f9"/>
    </style:style>
    <style:style style:name="P6" style:family="paragraph" style:parent-style-name="Standard">
      <style:text-properties officeooo:rsid="000faedc" officeooo:paragraph-rsid="000df8f9"/>
    </style:style>
    <style:style style:name="P7" style:family="paragraph" style:parent-style-name="Standard">
      <style:text-properties officeooo:rsid="000faedc" officeooo:paragraph-rsid="000faedc"/>
    </style:style>
    <style:style style:name="P8" style:family="paragraph" style:parent-style-name="Standard">
      <style:text-properties officeooo:rsid="000faedc" officeooo:paragraph-rsid="00118a01"/>
    </style:style>
    <style:style style:name="P9" style:family="paragraph" style:parent-style-name="Standard">
      <style:text-properties officeooo:rsid="00118a01" officeooo:paragraph-rsid="00118a01"/>
    </style:style>
    <style:style style:name="P10" style:family="paragraph" style:parent-style-name="Standard">
      <style:text-properties officeooo:rsid="0012b456" officeooo:paragraph-rsid="0012b456"/>
    </style:style>
    <style:style style:name="P11" style:family="paragraph" style:parent-style-name="Standard">
      <style:text-properties officeooo:rsid="00138bcc" officeooo:paragraph-rsid="00138bcc"/>
    </style:style>
    <style:style style:name="P12" style:family="paragraph" style:parent-style-name="Standard">
      <style:text-properties officeooo:rsid="0014790a" officeooo:paragraph-rsid="0014790a"/>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5">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text-properties officeooo:rsid="000faedc" officeooo:paragraph-rsid="000faedc"/>
    </style:style>
    <style:style style:name="P28" style:family="paragraph" style:parent-style-name="Text_20_body" style:list-style-name="L8"/>
    <style:style style:name="P29" style:family="paragraph" style:parent-style-name="Text_20_body" style:list-style-name="L8">
      <style:paragraph-properties fo:margin-top="0in" fo:margin-bottom="0in" style:contextual-spacing="false"/>
    </style:style>
    <style:style style:name="P30" style:family="paragraph" style:parent-style-name="Text_20_body" style:list-style-name="L9"/>
    <style:style style:name="P31" style:family="paragraph" style:parent-style-name="Text_20_body" style:list-style-name="L9">
      <style:paragraph-properties fo:margin-top="0in" fo:margin-bottom="0in" style:contextual-spacing="false"/>
    </style:style>
    <style:style style:name="P32" style:family="paragraph" style:parent-style-name="Text_20_body">
      <style:text-properties officeooo:rsid="00138bcc" officeooo:paragraph-rsid="00138bcc"/>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2">
      <style:paragraph-properties fo:margin-top="0in" fo:margin-bottom="0in" style:contextual-spacing="false"/>
    </style:style>
    <style:style style:name="T1" style:family="text">
      <style:text-properties officeooo:rsid="00118a0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MAP-DAY2</text:p>
      <text:p text:style-name="P1"/>
      <text:p text:style-name="P6"/>
      <text:p text:style-name="P27"><text:span text:style-name="Strong_20_Emphasis">How to Develop Critical Thinking</text:span></text:p>
      <text:h text:style-name="Heading_20_3" text:outline-level="3">Introduction to Critical Thinking</text:h>
      <text:p text:style-name="Text_20_body">Critical thinking is the ability to analyze, evaluate, and synthesize information to make informed decisions and judgments. It is a crucial skill in education, work, and everyday life. Benjamin Bloom, in his groundbreaking 1949 work <text:span text:style-name="Emphasis">Taxonomy of Educational Objectives</text:span>, laid the foundation for understanding how cognitive processes develop. His framework not only categorizes levels of thought but also provides a basis for nurturing critical thinking. This essay summarizes key elements of Bloom’s taxonomy and explores practical steps to develop critical thinking.</text:p>
      <text:p text:style-name="Horizontal_20_Line"/>
      <text:h text:style-name="Heading_20_3" text:outline-level="3">Bloom’s Taxonomy and Its Relevance</text:h>
      <text:p text:style-name="Text_20_body">Benjamin Bloom’s taxonomy identifies six levels of cognitive skills:</text:p>
      <text:list xml:id="list1813521225" text:style-name="L10">
        <text:list-item>
          <text:p text:style-name="P33"><text:span text:style-name="Strong_20_Emphasis">Remembering</text:span>: Recalling facts and basic concepts.</text:p>
        </text:list-item>
        <text:list-item>
          <text:p text:style-name="P33"><text:span text:style-name="Strong_20_Emphasis">Understanding</text:span>: Explaining ideas and interpreting information.</text:p>
        </text:list-item>
        <text:list-item>
          <text:p text:style-name="P33"><text:span text:style-name="Strong_20_Emphasis">Applying</text:span>: Using knowledge in new situations.</text:p>
        </text:list-item>
        <text:list-item>
          <text:p text:style-name="P33"><text:span text:style-name="Strong_20_Emphasis">Analyzing</text:span>: Breaking information into components to understand relationships.</text:p>
        </text:list-item>
        <text:list-item>
          <text:p text:style-name="P33"><text:span text:style-name="Strong_20_Emphasis">Evaluating</text:span>: Making judgments and assessing evidence.</text:p>
        </text:list-item>
        <text:list-item>
          <text:p text:style-name="P33"><text:span text:style-name="Strong_20_Emphasis">Creating</text:span>: Combining knowledge to generate new ideas.</text:p>
        </text:list-item>
      </text:list>
      <text:p text:style-name="Text_20_body">These stages help educators and learners move from basic comprehension to higher-order thinking. By engaging at the upper levels, critical thinking skills flourish as individuals analyze, evaluate, and apply ideas in meaningful ways.</text:p>
      <text:p text:style-name="Horizontal_20_Line"/>
      <text:h text:style-name="Heading_20_3" text:outline-level="3">Practical Steps to Develop Critical Thinking</text:h>
      <text:p text:style-name="Text_20_body">Developing critical thinking involves active questioning, perspective-taking, and application. Below are actionable steps inspired by Bloom’s taxonomy:</text:p>
      <text:list xml:id="list1498018820" text:style-name="L11">
        <text:list-item>
          <text:p text:style-name="P34"><text:span text:style-name="Strong_20_Emphasis">What is Happening Here?</text:span> Begin by gathering and analyzing information. Ask questions like:</text:p>
          <text:list>
            <text:list-item>
              <text:p text:style-name="P34">What are the facts?</text:p>
            </text:list-item>
            <text:list-item>
              <text:p text:style-name="P34">What is the context? This step ensures you have a solid foundation of knowledge before making judgments.</text:p>
            </text:list-item>
          </text:list>
        </text:list-item>
        <text:list-item>
          <text:p text:style-name="P34"><text:span text:style-name="Strong_20_Emphasis">Why is This Idea Important?</text:span> Evaluate the significance of the topic:</text:p>
          <text:list>
            <text:list-item>
              <text:p text:style-name="P34">Why do I agree or disagree with this idea?</text:p>
            </text:list-item>
            <text:list-item>
              <text:p text:style-name="P34">What are the potential implications? Reflecting on the “why” builds understanding and allows you to form well-reasoned opinions.</text:p>
            </text:list-item>
          </text:list>
        </text:list-item>
        <text:list-item>
          <text:p text:style-name="P34"><text:soft-page-break/><text:span text:style-name="Strong_20_Emphasis">What Is Missing or Unseen?</text:span> Consider hidden elements or gaps:</text:p>
          <text:list>
            <text:list-item>
              <text:p text:style-name="P34">What information might be excluded?</text:p>
            </text:list-item>
            <text:list-item>
              <text:p text:style-name="P34">Are there biases or assumptions? Recognizing what is not immediately obvious enhances analytical depth.</text:p>
            </text:list-item>
          </text:list>
        </text:list-item>
        <text:list-item>
          <text:p text:style-name="P34"><text:span text:style-name="Strong_20_Emphasis">How Else Could I Interpret This Information?</text:span> Explore multiple perspectives:</text:p>
          <text:list>
            <text:list-item>
              <text:p text:style-name="P34">How would different stakeholders view this?</text:p>
            </text:list-item>
            <text:list-item>
              <text:p text:style-name="P34">Are there alternative explanations? Thinking from diverse viewpoints fosters open-mindedness and creativity.</text:p>
            </text:list-item>
          </text:list>
        </text:list-item>
        <text:list-item>
          <text:p text:style-name="P34"><text:span text:style-name="Strong_20_Emphasis">How Can I Apply This Idea?</text:span> Apply your interpretations in practical ways:</text:p>
          <text:list>
            <text:list-item>
              <text:p text:style-name="P34">How can this idea solve real-world problems?</text:p>
            </text:list-item>
            <text:list-item>
              <text:p text:style-name="P34">What actions can I take based on this understanding? Application turns abstract ideas into valuable tools for learning and problem-solving.</text:p>
            </text:list-item>
          </text:list>
        </text:list-item>
        <text:list-item>
          <text:p text:style-name="P34"><text:span text:style-name="Strong_20_Emphasis">How Would I Teach or Share This Information?</text:span> Teaching others encourages mastery:</text:p>
          <text:list>
            <text:list-item>
              <text:p text:style-name="P34">How can I explain this concept to someone else?</text:p>
            </text:list-item>
            <text:list-item>
              <text:p text:style-name="P34">What new perspectives can I offer in doing so? Sharing knowledge reinforces your understanding and adds depth through feedback.</text:p>
            </text:list-item>
          </text:list>
        </text:list-item>
      </text:list>
      <text:p text:style-name="Horizontal_20_Line"/>
      <text:h text:style-name="Heading_20_3" text:outline-level="3">Conclusion</text:h>
      <text:p text:style-name="Text_20_body">Developing critical thinking is an iterative process that demands curiosity, reflection, and active engagement. By using Bloom’s taxonomy as a guide and following practical steps—from gathering information to applying and sharing insights—anyone can enhance their critical thinking skills. These practices not only improve intellectual abilities but also prepare individuals to navigate complex challenges in education, work, and life effectively.</text:p>
      <text:p text:style-name="P7"/>
      <text:p text:style-name="P12"/>
      <text:p text:style-name="P12">Explain the target of education outlined by Bloom’s Taxonomy?</text:p>
      <text:h text:style-name="P3" text:outline-level="3"><text:span text:style-name="Strong_20_Emphasis">"Education's target should be to develop the whole spectrum of cognitive abilities, from basic knowledge recall to higher-order thinking skills, as outlined by Bloom's Taxonomy."</text:span></text:h>
      <text:p text:style-name="Text_20_body">You can expand this idea by explaining that:</text:p>
      <text:list xml:id="list3434832792" text:style-name="L12">
        <text:list-item>
          <text:p text:style-name="P36"><text:span text:style-name="Strong_20_Emphasis">Foundation of Knowledge</text:span>: Education starts with helping learners <text:span text:style-name="Strong_20_Emphasis">remember</text:span> and understand foundational concepts.</text:p>
        </text:list-item>
        <text:list-item>
          <text:p text:style-name="P36"><text:span text:style-name="Strong_20_Emphasis">Practical Application</text:span>: It then moves toward enabling students to <text:span text:style-name="Strong_20_Emphasis">apply</text:span> what they’ve learned in real-world contexts.</text:p>
        </text:list-item>
        <text:list-item>
          <text:p text:style-name="P36"><text:span text:style-name="Strong_20_Emphasis">Critical Thinking</text:span>: Education should encourage learners to <text:span text:style-name="Strong_20_Emphasis">analyze</text:span>, <text:span text:style-name="Strong_20_Emphasis">evaluate</text:span>, and draw connections between ideas to foster problem-solving skills.</text:p>
        </text:list-item>
        <text:list-item>
          <text:p text:style-name="P35"><text:span text:style-name="Strong_20_Emphasis">Creativity</text:span>: The ultimate goal is to empower learners to <text:span text:style-name="Strong_20_Emphasis">create</text:span> new ideas, solutions, or innovations based on what they’ve learned.</text:p>
        </text:list-item>
      </text:list>
      <text:p text:style-name="Text_20_body"><text:soft-page-break/>By targeting these levels, education nurtures not only intellectual growth but also practical skills, creativity, and lifelong learning, making it a holistic and effective process.</text:p>
      <text:p text:style-name="P7"/>
      <text:h text:style-name="P2" text:outline-level="3">1. <text:span text:style-name="Strong_20_Emphasis">Emotional Mind</text:span></text:h>
      <text:list xml:id="list3277529874" text:style-name="L1">
        <text:list-item>
          <text:p text:style-name="P14"><text:span text:style-name="Strong_20_Emphasis">Driven by feelings</text:span>: Decisions are dominated by emotions and impulses.</text:p>
        </text:list-item>
        <text:list-item>
          <text:p text:style-name="P14"><text:span text:style-name="Strong_20_Emphasis">Reactive and intense</text:span>: Often occurs during high-stress or overwhelming situations.</text:p>
        </text:list-item>
        <text:list-item>
          <text:p text:style-name="P13"><text:span text:style-name="Strong_20_Emphasis">Example</text:span>: Acting on anger or sadness without thinking through consequences.</text:p>
        </text:list-item>
      </text:list>
      <text:h text:style-name="Heading_20_3" text:outline-level="3">2. <text:span text:style-name="Strong_20_Emphasis">Rational Mind</text:span></text:h>
      <text:list xml:id="list3966488518" text:style-name="L2">
        <text:list-item>
          <text:p text:style-name="P16"><text:span text:style-name="Strong_20_Emphasis">Logical and analytical</text:span>: Focuses on facts, data, and reasoned problem-solving.</text:p>
        </text:list-item>
        <text:list-item>
          <text:p text:style-name="P16"><text:span text:style-name="Strong_20_Emphasis">Detached from emotions</text:span>: Prioritizes objectivity and planning.</text:p>
        </text:list-item>
        <text:list-item>
          <text:p text:style-name="P15"><text:span text:style-name="Strong_20_Emphasis">Example</text:span>: Making decisions based purely on evidence or practical outcomes.</text:p>
        </text:list-item>
      </text:list>
      <text:h text:style-name="Heading_20_3" text:outline-level="3">3. <text:span text:style-name="Strong_20_Emphasis">Wise Mind</text:span></text:h>
      <text:list xml:id="list4037447576" text:style-name="L3">
        <text:list-item>
          <text:p text:style-name="P18"><text:span text:style-name="Strong_20_Emphasis">Balanced and intuitive</text:span>: Integrates emotional and rational minds for thoughtful decisions.</text:p>
        </text:list-item>
        <text:list-item>
          <text:p text:style-name="P18"><text:span text:style-name="Strong_20_Emphasis">Mindful and aware</text:span>: Reflects inner wisdom and a sense of what feels right.</text:p>
        </text:list-item>
        <text:list-item>
          <text:p text:style-name="P17"><text:span text:style-name="Strong_20_Emphasis">Example</text:span>: Deciding to pause and cool off before resolving a conflict, combining empathy and logic.</text:p>
        </text:list-item>
      </text:list>
      <text:p text:style-name="Text_20_body">The <text:span text:style-name="Strong_20_Emphasis">Wise Mind</text:span> represents a harmonious balance, guiding effective actions while honoring both emotions and reason.</text:p>
      <text:p text:style-name="P10"/>
      <text:p text:style-name="P10"/>
      <text:p text:style-name="P10"/>
      <text:p text:style-name="P10"/>
      <text:p text:style-name="P10"><text:s/>Why we are saying rational mind is disconnected.</text:p>
      <text:p text:style-name="P10"/>
      <text:p text:style-name="P10">When we say disconnected we actually say it is disconnected from emotions.</text:p>
      <text:p text:style-name="P10"/>
      <text:p text:style-name="P10">When we say the <text:span text:style-name="Strong_20_Emphasis">Rational Mind</text:span> is "detached from emotions" and "prioritizes objectivity and planning," it means that decisions and thoughts are guided purely by logic, facts, and reason, without being influenced by feelings or subjective experiences.</text:p>
      <text:p text:style-name="P10"/>
      <text:h text:style-name="P2" text:outline-level="3"><text:span text:style-name="Strong_20_Emphasis">When It's Good:</text:span></text:h>
      <text:list xml:id="list4206807925" text:style-name="L4">
        <text:list-item>
          <text:p text:style-name="P19"><text:span text:style-name="Strong_20_Emphasis">Problem-Solving</text:span>:</text:p>
          <text:list>
            <text:list-item>
              <text:p text:style-name="P20">Rational thinking is excellent for tasks requiring analysis, objectivity, and long-term planning.</text:p>
            </text:list-item>
            <text:list-item>
              <text:p text:style-name="P20">Example: Budgeting, risk assessment, or making business decisions.</text:p>
            </text:list-item>
          </text:list>
        </text:list-item>
        <text:list-item>
          <text:p text:style-name="P19"><text:span text:style-name="Strong_20_Emphasis">Avoids Impulsivity</text:span>:</text:p>
          <text:list>
            <text:list-item>
              <text:p text:style-name="P20">Helps prevent emotional overreactions or rash decisions driven by temporary feelings.</text:p>
            </text:list-item>
            <text:list-item>
              <text:p text:style-name="P20">Example: Not responding angrily to criticism but instead calmly evaluating its validity.</text:p>
            </text:list-item>
          </text:list>
        </text:list-item>
        <text:list-item>
          <text:p text:style-name="P19"><text:span text:style-name="Strong_20_Emphasis">Clarity in Stressful Situations</text:span>:</text:p>
          <text:list>
            <text:list-item>
              <text:p text:style-name="P20"><text:soft-page-break/>Provides focus and calmness when emotions might otherwise overwhelm decision-making.</text:p>
            </text:list-item>
            <text:list-item>
              <text:p text:style-name="P19">Example: Staying composed during a crisis to assess the best course of action.</text:p>
            </text:list-item>
          </text:list>
        </text:list-item>
      </text:list>
      <text:p text:style-name="Horizontal_20_Line"/>
      <text:h text:style-name="Heading_20_3" text:outline-level="3"><text:span text:style-name="Strong_20_Emphasis">When It's Bad:</text:span></text:h>
      <text:list xml:id="list772586039" text:style-name="L5">
        <text:list-item>
          <text:p text:style-name="P21"><text:span text:style-name="Strong_20_Emphasis">Overlooking Emotions</text:span>:</text:p>
          <text:list>
            <text:list-item>
              <text:p text:style-name="P22">Ignoring feelings can lead to decisions that lack empathy or fail to address personal or relational needs.</text:p>
            </text:list-item>
            <text:list-item>
              <text:p text:style-name="P22">Example: Making a purely logical decision about a relationship that disregards emotional bonds.</text:p>
            </text:list-item>
          </text:list>
        </text:list-item>
        <text:list-item>
          <text:p text:style-name="P21"><text:span text:style-name="Strong_20_Emphasis">Cold or Detached Interactions</text:span>:</text:p>
          <text:list>
            <text:list-item>
              <text:p text:style-name="P22">Excessive rationality can make one appear unfeeling or indifferent, straining personal connections.</text:p>
            </text:list-item>
            <text:list-item>
              <text:p text:style-name="P22">Example: Focusing only on a child's grades rather than their emotional struggles.</text:p>
            </text:list-item>
          </text:list>
        </text:list-item>
        <text:list-item>
          <text:p text:style-name="P21"><text:span text:style-name="Strong_20_Emphasis">Neglecting Intuition</text:span>:</text:p>
          <text:list>
            <text:list-item>
              <text:p text:style-name="P22">Rationality might dismiss "gut feelings" that are informed by experience or subconscious processing.</text:p>
            </text:list-item>
            <text:list-item>
              <text:p text:style-name="P21">Example: Ignoring a subtle warning sign in a business deal because it doesn’t fit the logical data.</text:p>
            </text:list-item>
          </text:list>
        </text:list-item>
      </text:list>
      <text:p text:style-name="P10"/>
      <text:p text:style-name="P7"/>
      <text:p text:style-name="P27">If a leader operates solely from the <text:span text:style-name="Strong_20_Emphasis">Rational Mind</text:span>, their approach will have both strengths and weaknesses depending on the context. Here's a breakdown of what could go right and wrong:</text:p>
      <text:p text:style-name="Horizontal_20_Line"/>
      <text:h text:style-name="Heading_20_3" text:outline-level="3"><text:span text:style-name="Strong_20_Emphasis">What Could Go Right:</text:span></text:h>
      <text:list xml:id="list1677552199" text:style-name="L6">
        <text:list-item>
          <text:p text:style-name="P23"><text:span text:style-name="Strong_20_Emphasis">Effective Problem-Solving</text:span>:</text:p>
          <text:list>
            <text:list-item>
              <text:p text:style-name="P24">Logical, data-driven decisions can lead to practical and efficient solutions.</text:p>
            </text:list-item>
            <text:list-item>
              <text:p text:style-name="P24">Example: Streamlining operations to reduce costs and improve efficiency.</text:p>
            </text:list-item>
          </text:list>
        </text:list-item>
        <text:list-item>
          <text:p text:style-name="P23"><text:span text:style-name="Strong_20_Emphasis">Objectivity</text:span>:</text:p>
          <text:list>
            <text:list-item>
              <text:p text:style-name="P24">A rational leader avoids emotional biases, ensuring fairness and consistency in decision-making.</text:p>
            </text:list-item>
            <text:list-item>
              <text:p text:style-name="P24">Example: Promoting employees based on performance metrics rather than personal relationships.</text:p>
            </text:list-item>
          </text:list>
        </text:list-item>
        <text:list-item>
          <text:p text:style-name="P23"><text:span text:style-name="Strong_20_Emphasis">Clear Vision and Planning</text:span>:</text:p>
          <text:list>
            <text:list-item>
              <text:p text:style-name="P24">Focus on facts and evidence enables long-term strategic thinking and planning.</text:p>
            </text:list-item>
            <text:list-item>
              <text:p text:style-name="P24">Example: Implementing a sustainable growth strategy based on market analysis.</text:p>
            </text:list-item>
          </text:list>
        </text:list-item>
        <text:list-item>
          <text:p text:style-name="P23"><text:span text:style-name="Strong_20_Emphasis">Crisis Management</text:span>:</text:p>
          <text:list>
            <text:list-item>
              <text:p text:style-name="P24">Staying calm under pressure and focusing on logical solutions can inspire confidence during crises.</text:p>
            </text:list-item>
            <text:list-item>
              <text:p text:style-name="P23"><text:soft-page-break/>Example: Developing a rapid response plan during an unexpected business challenge.</text:p>
            </text:list-item>
          </text:list>
        </text:list-item>
      </text:list>
      <text:p text:style-name="Horizontal_20_Line"/>
      <text:h text:style-name="Heading_20_3" text:outline-level="3"><text:span text:style-name="Strong_20_Emphasis">What Could Go Wrong:</text:span></text:h>
      <text:list xml:id="list788777121" text:style-name="L7">
        <text:list-item>
          <text:p text:style-name="P25"><text:span text:style-name="Strong_20_Emphasis">Lack of Empathy</text:span>:</text:p>
          <text:list>
            <text:list-item>
              <text:p text:style-name="P26">Ignoring emotional factors might make the leader seem cold, uncaring, or disconnected.</text:p>
            </text:list-item>
            <text:list-item>
              <text:p text:style-name="P26">Example: Focusing on performance metrics without considering employee burnout.</text:p>
            </text:list-item>
          </text:list>
        </text:list-item>
        <text:list-item>
          <text:p text:style-name="P25"><text:span text:style-name="Strong_20_Emphasis">Demotivating Team Members</text:span>:</text:p>
          <text:list>
            <text:list-item>
              <text:p text:style-name="P26">Overemphasis on logic may overlook the human need for acknowledgment, validation, and support.</text:p>
            </text:list-item>
            <text:list-item>
              <text:p text:style-name="P26">Example: Critiquing an employee’s mistake purely based on outcomes, without considering their effort or intent.</text:p>
            </text:list-item>
          </text:list>
        </text:list-item>
        <text:list-item>
          <text:p text:style-name="P25"><text:span text:style-name="Strong_20_Emphasis">Resistance to Change</text:span>:</text:p>
          <text:list>
            <text:list-item>
              <text:p text:style-name="P26">Over-reliance on data and logic may undervalue intuitive or innovative ideas that lack immediate measurable evidence.</text:p>
            </text:list-item>
            <text:list-item>
              <text:p text:style-name="P26">Example: Rejecting a creative project because its ROI is uncertain.</text:p>
            </text:list-item>
          </text:list>
        </text:list-item>
        <text:list-item>
          <text:p text:style-name="P25"><text:span text:style-name="Strong_20_Emphasis">Strained Relationships</text:span>:</text:p>
          <text:list>
            <text:list-item>
              <text:p text:style-name="P26">Relationships within the team and with stakeholders may suffer if the leader fails to connect emotionally.</text:p>
            </text:list-item>
            <text:list-item>
              <text:p text:style-name="P26">Example: Alienating team members who feel unheard or undervalued.</text:p>
            </text:list-item>
          </text:list>
        </text:list-item>
        <text:list-item>
          <text:p text:style-name="P25"><text:span text:style-name="Strong_20_Emphasis">Narrow Focus</text:span>:</text:p>
          <text:list>
            <text:list-item>
              <text:p text:style-name="P26">By dismissing emotional and social cues, the leader may miss underlying issues or opportunities.</text:p>
            </text:list-item>
            <text:list-item>
              <text:p text:style-name="P25">Example: Ignoring employee dissatisfaction until it leads to high turnover.</text:p>
            </text:list-item>
          </text:list>
        </text:list-item>
      </text:list>
      <text:p text:style-name="Horizontal_20_Line"/>
      <text:h text:style-name="Heading_20_3" text:outline-level="3"><text:span text:style-name="Strong_20_Emphasis">Conclusion</text:span>:</text:h>
      <text:p text:style-name="Text_20_body">A leader relying solely on the Rational Mind can excel in situations requiring clear thinking and analysis but risks alienating their team and stifling creativity. The most effective leaders balance rationality with emotional intelligence, acting from the <text:span text:style-name="Strong_20_Emphasis">Wise Mind</text:span> to achieve both practical success and team harmony.</text:p>
      <text:p text:style-name="P11"/>
      <text:p text:style-name="P11">What is self actualization?</text:p>
      <text:p text:style-name="P11"/>
      <text:p text:style-name="P32"><text:span text:style-name="Strong_20_Emphasis">Self-actualization</text:span> is the process of realizing and fulfilling one's potential, talents, and capabilities to the fullest. It represents the highest level of psychological development in Abraham Maslow's <text:span text:style-name="Strong_20_Emphasis">Hierarchy of Needs</text:span>, where a person strives to become the best version of themselves.</text:p>
      <text:p text:style-name="Horizontal_20_Line"/>
      <text:h text:style-name="Heading_20_3" text:outline-level="3"><text:soft-page-break/>Key Aspects of Self-Actualization:</text:h>
      <text:list xml:id="list128577994" text:style-name="L8">
        <text:list-item>
          <text:p text:style-name="P28"><text:span text:style-name="Strong_20_Emphasis">Personal Growth</text:span>:</text:p>
          <text:list>
            <text:list-item>
              <text:p text:style-name="P29">Pursuing continuous improvement and learning in all aspects of life.</text:p>
            </text:list-item>
            <text:list-item>
              <text:p text:style-name="P29">Example: Developing skills or talents, such as writing, painting, or problem-solving.</text:p>
            </text:list-item>
          </text:list>
        </text:list-item>
        <text:list-item>
          <text:p text:style-name="P28"><text:span text:style-name="Strong_20_Emphasis">Authenticity</text:span>:</text:p>
          <text:list>
            <text:list-item>
              <text:p text:style-name="P29">Living in alignment with one's values, beliefs, and true self.</text:p>
            </text:list-item>
            <text:list-item>
              <text:p text:style-name="P29">Example: Choosing a career or lifestyle that reflects personal passions rather than societal expectations.</text:p>
            </text:list-item>
          </text:list>
        </text:list-item>
        <text:list-item>
          <text:p text:style-name="P28"><text:span text:style-name="Strong_20_Emphasis">Purpose and Meaning</text:span>:</text:p>
          <text:list>
            <text:list-item>
              <text:p text:style-name="P29">Finding and pursuing a sense of purpose or meaning in life.</text:p>
            </text:list-item>
            <text:list-item>
              <text:p text:style-name="P29">Example: Advocating for a cause or creating something valuable for others.</text:p>
            </text:list-item>
          </text:list>
        </text:list-item>
        <text:list-item>
          <text:p text:style-name="P28"><text:span text:style-name="Strong_20_Emphasis">Autonomy</text:span>:</text:p>
          <text:list>
            <text:list-item>
              <text:p text:style-name="P29">Making independent choices and being self-reliant.</text:p>
            </text:list-item>
            <text:list-item>
              <text:p text:style-name="P29">Example: Setting personal goals and working towards them without undue influence.</text:p>
            </text:list-item>
          </text:list>
        </text:list-item>
        <text:list-item>
          <text:p text:style-name="P28"><text:span text:style-name="Strong_20_Emphasis">Peak Experiences</text:span>:</text:p>
          <text:list>
            <text:list-item>
              <text:p text:style-name="P29">Experiencing moments of intense joy, creativity, or fulfillment.</text:p>
            </text:list-item>
            <text:list-item>
              <text:p text:style-name="P28">Example: Feeling a sense of flow while immersed in a meaningful activity.</text:p>
            </text:list-item>
          </text:list>
        </text:list-item>
      </text:list>
      <text:p text:style-name="Horizontal_20_Line"/>
      <text:h text:style-name="Heading_20_3" text:outline-level="3">Characteristics of Self-Actualized Individuals:</text:h>
      <text:list xml:id="list965131650" text:style-name="L9">
        <text:list-item>
          <text:p text:style-name="P31">Strong sense of morality and ethics.</text:p>
        </text:list-item>
        <text:list-item>
          <text:p text:style-name="P31">Deep appreciation for life and its beauty.</text:p>
        </text:list-item>
        <text:list-item>
          <text:p text:style-name="P31">Acceptance of themselves and others.</text:p>
        </text:list-item>
        <text:list-item>
          <text:p text:style-name="P31">Ability to embrace creativity and solve problems effectively.</text:p>
        </text:list-item>
        <text:list-item>
          <text:p text:style-name="P30">Focus on long-term goals rather than immediate gratification.</text:p>
        </text:list-item>
      </text:list>
      <text:p text:style-name="Horizontal_20_Line"/>
      <text:h text:style-name="Heading_20_3" text:outline-level="3">Importance in Psychology:</text:h>
      <text:p text:style-name="Text_20_body">Self-actualization is essential for personal satisfaction and psychological well-being. While not everyone reaches this stage, the pursuit of self-actualization encourages individuals to grow, contribute to society, and lead fulfilling lives.</text:p>
      <text:p text:style-name="P1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3T20:03:08.953224421</meta:creation-date>
    <meta:generator>LibreOffice/7.3.7.2$Linux_X86_64 LibreOffice_project/30$Build-2</meta:generator>
    <dc:date>2024-12-25T23:28:51.520780186</dc:date>
    <meta:editing-duration>PT25M6S</meta:editing-duration>
    <meta:editing-cycles>3</meta:editing-cycles>
    <meta:document-statistic meta:table-count="0" meta:image-count="0" meta:object-count="0" meta:page-count="6" meta:paragraph-count="137" meta:word-count="1609" meta:character-count="10910" meta:non-whitespace-character-count="9541"/>
  </office:meta>
</office:document-meta>
</file>